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25-09-02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25-04-28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24-09-23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24-04-25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23-09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23-04-12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22-09-27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22-09-14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22-04-28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21-09-29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21-04-23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20-09-24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20-04-28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19-09-30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19-04-23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18-09-06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18-04-24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17-09-25 1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17-04-20 1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16-09-06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16-04-25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15-09-16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15-04-06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14-09-22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14-04-02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13-09-09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13-04-04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12-09-12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12-04-04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11-09-15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11-04-12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10-09-14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10-04-19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09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09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0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08-04-23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07-09-14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07-04-25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06-09-14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06-04-18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05-09-19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05-03-16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0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04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04-03-16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04-02-17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04-01-30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03-12-30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03-11-25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03-10-31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03-09-30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03-08-28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03-07-31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03-06-26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03-05-29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03-04-28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03-03-26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03-02-2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03-01-2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02-10-28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02-04-30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01-10-26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01-04-24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00-10-27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2000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199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1999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1998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1998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1997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1997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1996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1996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1996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1995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1995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1994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1994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1993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1993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1992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1992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1991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199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1990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1990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1989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198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1988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1988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1984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1984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1984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1984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1984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1984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1984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1984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1984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1984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1984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1983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1983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1983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1983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1983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1983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1983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1983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1982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1982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1982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1982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432075593602</text:p>
          </table:table-cell>
          <table:table-cell office:value-type="string" calcext:value-type="string">
            <text:p>CE Cd <text:s/>52</text:p>
          </table:table-cell>
          <table:table-cell office:value-type="string" calcext:value-type="string">
            <text:p>1982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32" meta:object-count="0"/>
    <meta:user-defined meta:name="AppVersion">3.0</meta:user-defined>
  </office:meta>
</office:document-meta>
</file>